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76.2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1.15mm" fo:break-before="auto" style:use-optimal-row-height="true"/>
    </style:style>
    <style:style style:name="ro2" style:family="table-row">
      <style:table-row-properties style:row-height="51.86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7.62mm" fo:break-before="auto" style:use-optimal-row-height="true"/>
    </style:style>
    <style:style style:name="ro5" style:family="table-row">
      <style:table-row-properties style:row-height="62.12mm" fo:break-before="auto" style:use-optimal-row-height="true"/>
    </style:style>
    <style:style style:name="ro6" style:family="table-row">
      <style:table-row-properties style:row-height="24.59mm" fo:break-before="auto" style:use-optimal-row-height="true"/>
    </style:style>
    <style:style style:name="ro7" style:family="table-row">
      <style:table-row-properties style:row-height="48.67mm" fo:break-before="auto" style:use-optimal-row-height="true"/>
    </style:style>
    <style:style style:name="ro8" style:family="table-row">
      <style:table-row-properties style:row-height="24.48mm" fo:break-before="auto" style:use-optimal-row-height="true"/>
    </style:style>
    <style:style style:name="ro9" style:family="table-row">
      <style:table-row-properties style:row-height="21.06mm" fo:break-before="auto" style:use-optimal-row-height="tru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38.35mm" fo:break-before="auto" style:use-optimal-row-height="true"/>
    </style:style>
    <style:style style:name="ro12" style:family="table-row">
      <style:table-row-properties style:row-height="34.91mm" fo:break-before="auto" style:use-optimal-row-height="true"/>
    </style:style>
    <style:style style:name="ro13" style:family="table-row">
      <style:table-row-properties style:row-height="41.79mm" fo:break-before="auto" style:use-optimal-row-height="true"/>
    </style:style>
    <style:style style:name="ro14" style:family="table-row">
      <style:table-row-properties style:row-height="52.11mm" fo:break-before="auto" style:use-optimal-row-height="true"/>
    </style:style>
    <style:style style:name="ro15" style:family="table-row">
      <style:table-row-properties style:row-height="55.54mm" fo:break-before="auto" style:use-optimal-row-height="tru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3" table:number-columns-repeated="2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 calcext:value-type="string">
            <text:p>Organisme</text:p>
          </table:table-cell>
          <table:table-cell table:style-name="ce1" office:value-type="string" calcext:value-type="string">
            <text:p>N° de la clause ou de l’annexe</text:p>
          </table:table-cell>
          <table:table-cell table:style-name="ce1" office:value-type="string" calcext:value-type="string">
            <text:p>Paragraphe / Figure / Tableau / Note / Ligne</text:p>
          </table:table-cell>
          <table:table-cell table:style-name="ce1" office:value-type="string" calcext:value-type="string">
            <text:p>Type de commentaire (Général (G), technique (T) ou editorial (E))</text:p>
          </table:table-cell>
          <table:table-cell table:style-name="ce1" office:value-type="string" calcext:value-type="string">
            <text:p>Commentaire de l’organisme (explication du besoin de modification)</text:p>
          </table:table-cell>
          <table:table-cell table:style-name="ce1" office:value-type="string" calcext:value-type="string">
            <text:p>Modifications proposée par l’organisme</text:p>
          </table:table-cell>
          <table:table-cell table:style-name="ce1" office:value-type="string" calcext:value-type="string">
            <text:p>Décision du comité d’édition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SOLURIS – CDA</text:p>
          </table:table-cell>
          <table:table-cell office:value-type="string" calcext:value-type="string">
            <text:p>B.1.1. Présentation du contenu des données</text:p>
          </table:table-cell>
          <table:table-cell office:value-type="string" calcext:value-type="string">
            <text:p>Liste des classes d’objets figurant dans le modèle conceptuel de données</text:p>
          </table:table-cell>
          <table:table-cell/>
          <table:table-cell office:value-type="string" calcext:value-type="string">
            <text:p>Dans le tableau (et dans le paragraphe qui le précède), on peut déceler des erreurs :</text:p>
            <text:p> - Les noms des classes « TronconVoiriePCRS » et « CommunePCRS » doivent perdre le suffixe « PCRS » : cf B.3.5. et B.3.6.</text:p>
            <text:p> - La classe « SocleCloturePCRS » n’existe pas dans le reste du document. Par contre, il semble sous-entendu que les objets de cette nature doivent être dans la classe « MurPCRS » cf B.3.24.</text:p>
            <text:p> - Le nom de la classe « ArbreAlignementPCRS » a été remplacé dans le reste du document par le nom « ArbrePCRS » : cf B.3.30.</text:p>
          </table:table-cell>
          <table:table-cell office:value-type="string" calcext:value-type="string">
            <text:p>s/TronconVoiriePCRS/TronconVoirie/</text:p>
            <text:p>s/CommunePCRS/Commune/</text:p>
            <text:p>d/SocleCloturePCRS/</text:p>
            <text:p>s/ArbreAlignementPCRS/ArbrePCRS/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.1.3. Topologie</text:p>
          </table:table-cell>
          <table:table-cell table:number-columns-repeated="2"/>
          <table:table-cell office:value-type="string" calcext:value-type="string">
            <text:p>Il faut remplacer le nom de la classe « ArbreAlignementPCRS » par « ArbrePCRS »</text:p>
          </table:table-cell>
          <table:table-cell table:style-name="ce3" office:value-type="string" calcext:value-type="string">
            <text:p>s/ArbreAlignementPCRS/ArbrePCRS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.2.1. PCRS Général</text:p>
          </table:table-cell>
          <table:table-cell office:value-type="string" calcext:value-type="string">
            <text:p>Fig 1 : Schéma applicatif UML du PCRS général</text:p>
          </table:table-cell>
          <table:table-cell/>
          <table:table-cell office:value-type="string" calcext:value-type="string">
            <text:p>Une liste appelée « NatureEmprisePCRSType » apparaît dans la figure. Or cette liste n’apparait ni dans le paragraphe B.3.39., ni dans le paragraphe B.3.4. qui décrit la classe d’objets « EmpriseEchangePCRS »</text:p>
          </table:table-cell>
          <table:table-cell office:value-type="string" calcext:value-type="string">
            <text:p>Ajouter la liste dans le paragraphe B.3.39.</text:p>
            <text:p>L’attribut « type » de la classe d’objet « EmpriseEchangePCRS » devrait être issu de cette liste et ne pas être de type texte sans contraint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.2.7. PCRS thématique Clôtures</text:p>
          </table:table-cell>
          <table:table-cell office:value-type="string" calcext:value-type="string">
            <text:p>Fig 7 : Schéma applicatif UML du PCRS thématique Clôture</text:p>
          </table:table-cell>
          <table:table-cell/>
          <table:table-cell office:value-type="string" calcext:value-type="string">
            <text:p>La liste « Categorie MURPCRSType » ne contient pas l’élément « Clôture sur socle », bien que cette possibilité soit mentionnée dans le paragraphe B.3.24 Classe d’objets MurPCRS.</text:p>
          </table:table-cell>
          <table:table-cell office:value-type="string" calcext:value-type="string">
            <text:p>L’ajout du code « 06 », valeur « Clôture sur socle » est à faire à la fois dans la figure 7 du paragraphe B.2.7. PCRS thématique clôture, mais aussi dans le paragraphe B.3.9. Types énumérés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.2.10. PCRS Affleurants</text:p>
          </table:table-cell>
          <table:table-cell office:value-type="string" calcext:value-type="string">
            <text:p>Fig 10 : Schéma applicatif UML du PCRS Affleurants</text:p>
          </table:table-cell>
          <table:table-cell/>
          <table:table-cell office:value-type="string" calcext:value-type="string">
            <text:p>La classe abstraite « ObjetVecteurPCRS » est en italique mais n’est pas sur fond jaune comme elle est dessinée sur les autres figures du document.</text:p>
            <text:p>Pour les sous-classes de la classe « AffleurantPCRS », le mot accolé (qui correspond au type de géométrie) est au singulier(« AffleurantLignePCRS », « AffleurantPointPCRS »), tandis que pour les sous-classes de la classe « HabillagePCRS », le mot accolé est au pluriel (« HabillageLignesPCRS », « HabillagePointsPCRS »). « HabillageLignesPCRS » et « AffleurantLignePCRS » sont de type « MultiCurve », « HabillagePointsPCRS » est de type « MultiPoint » et « AffleurantPointPCRS » est de type « Point »</text:p>
          </table:table-cell>
          <table:table-cell office:value-type="string" calcext:value-type="string">
            <text:p>Laisser en l’état ou harmoniser les noms des classes AffleurantXXXPCRS » et HabillageXXXPCRS » ?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B.2.10. PCRS Affleurants</text:p>
          </table:table-cell>
          <table:table-cell office:value-type="string" calcext:value-type="string">
            <text:p>Fig 11 : Schéma applicatif UML du PCRS thématique Affleurants</text:p>
          </table:table-cell>
          <table:table-cell/>
          <table:table-cell office:value-type="string" calcext:value-type="string">
            <text:p>La liste qui est dessinée dans la figure est appelé « PrecisionPCRSType », mais elle aurait du s’appeler « CategoriePrecisionPCRSType »</text:p>
            <text:p>La figure mentionnent l’attribut « calque » dans la classe « AffleurantPCRS » mais celui ci n’est plus utilisé dans la version 2 du PCRS.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B.2.11. PCRS Habillage</text:p>
          </table:table-cell>
          <table:table-cell office:value-type="string" calcext:value-type="string">
            <text:p>Fig 12 : Schéma applicatif du PCRS Habillage</text:p>
          </table:table-cell>
          <table:table-cell/>
          <table:table-cell table:style-name="ce3" office:value-type="string" calcext:value-type="string">
            <text:p>Pour les sous-classes de la classe « AffleurantPCRS », le mot accolé (qui correspond au type de géométrie) est au singulier(« AffleurantLignePCRS », « AffleurantPointPCRS »), tandis que pour les sous-classes de la classe « HabillagePCRS », le mot accolé est au pluriel (« HabillageLignesPCRS », « HabillagePointsPCRS »). « HabillageLignesPCRS » et « AffleurantLignePCRS » sont de type « MultiCurve », « HabillagePointsPCRS » est de type « MultiPoint » et « AffleurantPointPCRS » est de type « Point »</text:p>
          </table:table-cell>
          <table:table-cell office:value-type="string" calcext:value-type="string">
            <text:p>Laisser en l’état ou harmoniser les noms des classes AffleurantXXXPCRS » et HabillageXXXPCRS » ?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B.3.1. Classe d’objets EmprisePCRS</text:p>
          </table:table-cell>
          <table:table-cell table:number-columns-repeated="2"/>
          <table:table-cell office:value-type="string" calcext:value-type="string">
            <text:p>Pour établir le lien entre un tronçon de voirie et l’objet EmprisePCRS, il est prévu un attribut appelé « tronçon » dans la classe d’objets « EmprisePCRS ». Afin d’éviter tout risque de problème d’encodage, il est peut-être préférable de ne pas utiliser le caractère « c cédille » et de nommer cet attribut « troncon »</text:p>
          </table:table-cell>
          <table:table-cell table:number-columns-repeated="1019"/>
        </table:table-row>
        <table:table-row table:style-name="ro9">
          <table:table-cell/>
          <table:table-cell office:value-type="string" calcext:value-type="string">
            <text:p>B.3.2. Classe d’objets InitiativePCRS</text:p>
          </table:table-cell>
          <table:table-cell table:number-columns-repeated="2"/>
          <table:table-cell office:value-type="string" calcext:value-type="string">
            <text:p>En face de l’attribut gestionnaire, la définition est « Nom de la collectivité gestionnaire du PCRS ». Au paragraphe « A.2.2.Les acteurs et roles concernés », le gestionnaire du PCRS est décrit comme « une autorité publique locale compétente ».</text:p>
          </table:table-cell>
          <table:table-cell table:number-columns-repeated="1019"/>
        </table:table-row>
        <table:table-row table:style-name="ro10">
          <table:table-cell/>
          <table:table-cell office:value-type="string" calcext:value-type="string">
            <text:p>B.3.3. Classe d’objets EmpriseDisponibilitePCRS</text:p>
          </table:table-cell>
          <table:table-cell table:number-columns-repeated="2"/>
          <table:table-cell office:value-type="string" calcext:value-type="string">
            <text:p>Erreur typographique dans la définition de l’attribut « dateActualite » : « Date à laquelle la disponibilité est valide » (1 seul s au mot disponilité)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B.3.4. Classe d’objets EmpriseEchangePCRS</text:p>
          </table:table-cell>
          <table:table-cell table:number-columns-repeated="2"/>
          <table:table-cell table:style-name="ce3" office:value-type="string" calcext:value-type="string">
            <text:p>Une liste appelée « NatureEmprisePCRSType » apparaît dans la « figure1 : Schéma applicatif UML du PCRS général », au paragraphe « B.2.1. PCRS général ». Or cette liste n’apparait ni dans le paragraphe B.3.39., ni dans le paragraphe B.3.4. qui décrit la classe d’objets « EmpriseEchangePCRS ».</text:p>
            <text:p>L’attribut « type » de la classe d’objet « EmpriseEchangePCRS » devrait être issu de cette liste et ne pas être de type texte sans contrainte.</text:p>
            <text:p>De plus, il faudrait ajouter la liste dans le paragraphe B.3.39.</text:p>
          </table:table-cell>
          <table:table-cell table:number-columns-repeated="1019"/>
        </table:table-row>
        <table:table-row table:style-name="ro10">
          <table:table-cell/>
          <table:table-cell office:value-type="string" calcext:value-type="string">
            <text:p>B.3.6. Classe d’objets TronconVoirie</text:p>
          </table:table-cell>
          <table:table-cell table:number-columns-repeated="2"/>
          <table:table-cell office:value-type="string" calcext:value-type="string">
            <text:p>Il est indiqué que l’attribut « propriete » doit <text:s/>être de type « ProprieteEspaceType ». Le type est à remplacer par « ProprieteEspacePCRSType »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B.3.7. Classe d’objets HabillagePCRS</text:p>
          </table:table-cell>
          <table:table-cell table:number-columns-repeated="2"/>
          <table:table-cell office:value-type="string" calcext:value-type="string">
            <text:p>L’attribut « thématique », qui est de type « CategorieThematiquePCRSType », est présenté avec une liste comprenant la valeur « 10 » : « Réseau ».</text:p>
            <text:p>Cette valeur serait aussi à ajouter dans la liste présentée au paragraphe « B.3.39. Types énumérés »</text:p>
            <text:p>Autre modification mineure : le mot « Topo » pourrait être remplacé par « Topographie », comme cela est mentionné au  paragraphe « B.3.39. Types énumérés »</text:p>
          </table:table-cell>
          <table:table-cell table:number-columns-repeated="1019"/>
        </table:table-row>
        <table:table-row table:style-name="ro10">
          <table:table-cell/>
          <table:table-cell office:value-type="string" calcext:value-type="string">
            <text:p>B.3.8. Classe d’objets HabillagePointsPCRS</text:p>
          </table:table-cell>
          <table:table-cell table:number-columns-repeated="2"/>
          <table:table-cell office:value-type="string" calcext:value-type="string">
            <text:p>Dans la définition de l’attribut « geometrie », il est indiqué que la géométrie est de type point. A remplacer par « Géométrie de type multi-point »</text:p>
          </table:table-cell>
          <table:table-cell table:number-columns-repeated="1019"/>
        </table:table-row>
        <table:table-row table:style-name="ro10">
          <table:table-cell/>
          <table:table-cell office:value-type="string" calcext:value-type="string">
            <text:p>B.3.9. Classe d’objets HabillageSymbolePCRS</text:p>
          </table:table-cell>
          <table:table-cell table:number-columns-repeated="2"/>
          <table:table-cell office:value-type="string" calcext:value-type="string">
            <text:p>Dans la définition de l’attribut « geometrie », il est indiqué que la géométrie est de type multi-courbe. A remplacer par « Géométrie de type point »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B.3.16. Classe d’objets ObjetVecteurPCRS</text:p>
          </table:table-cell>
          <table:table-cell table:number-columns-repeated="2"/>
          <table:table-cell office:value-type="string" calcext:value-type="string">
            <text:p>L’attribut « thématique », qui est de type « CategorieThematiquePCRSType », est présenté avec une liste comprenant la valeur « 10 » : « Réseau ».</text:p>
            <text:p>Cette valeur serait aussi à ajouter dans la liste présentée au paragraphe « B.3.39. Types énumérés »</text:p>
            <text:p>Autre modification mineure : le mot « Topo » pourrait être remplacé par « Topographie », comme cela est mentionné au  paragraphe « B.3.39. Types énumérés »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B.3.24. Classe d’objets MurPCRS</text:p>
          </table:table-cell>
          <table:table-cell table:number-columns-repeated="2"/>
          <table:table-cell office:value-type="string" calcext:value-type="string">
            <text:p>La valeur « Clôture sur socle » est bien mentionnée dans le paragraphe. Il faudrait ajouter cette valeur dans le paragraphe « B.3.39. Types énumérés » et dans la « figure 7 : Schéma applicatif UML du PCRS thématique Clôture » au paragraphe « B.2.7. PCRS thématique Clôture »</text:p>
            <text:p>L’attribut « typeMur » est mentionné comme étant de type « TypeMurPCRS ». Il faudrait remplacer par « CategorieMurPCRSType »</text:p>
          </table:table-cell>
          <table:table-cell table:number-columns-repeated="1019"/>
        </table:table-row>
        <table:table-row table:style-name="ro10">
          <table:table-cell/>
          <table:table-cell office:value-type="string" calcext:value-type="string">
            <text:p>B.3.29. Classe d’objets HaieEspaceVertPCRS</text:p>
          </table:table-cell>
          <table:table-cell table:number-columns-repeated="2"/>
          <table:table-cell office:value-type="string" calcext:value-type="string">
            <text:p>Dans le sous-paragraphe « Critères de sélection », il faut remplacer le dernier mot « ArbreAlignementPCRS » par le mot « ArbrePCRS »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B.3.32. Classe d’objets AffleurantPCRS</text:p>
          </table:table-cell>
          <table:table-cell table:number-columns-repeated="2"/>
          <table:table-cell office:value-type="string" calcext:value-type="string">
            <text:p>L’attribut « nature » devrait être obligatoire, c’est à dire que la contrainte doit être égale à 1. (si la nature n’est pas connu, il serait alors obligatoire de mettre la valeur « 00 = Non-définie ») Si ce renseignement est optionnel, alors la contrainte doit être 0..1</text:p>
            <text:p><text:span text:style-name="T1">L’attribut « reseau » devrait être obligatoire, c’est à dire que la contrainte doit être égale à 1. (si le reseau n’est pas connu, il serait alors obligatoire de mettre la valeur « 00 = Non-définie ») Si ce renseignement est optionnel, alors la contrainte doit être 0..1</text:span></text:p>
          </table:table-cell>
          <table:table-cell table:number-columns-repeated="1019"/>
        </table:table-row>
        <table:table-row table:style-name="ro14">
          <table:table-cell/>
          <table:table-cell office:value-type="string" calcext:value-type="string">
            <text:p>B.3.37. Classe d’objets RasterPCRS</text:p>
          </table:table-cell>
          <table:table-cell table:number-columns-repeated="2"/>
          <table:table-cell table:style-name="ce3" office:value-type="string" calcext:value-type="string">
            <text:p><text:span text:style-name="T2">Erreur typographique dans la définition de l’attribut « precisionPlanimetriqueIN » : « … pour ce qui concerne les surfaces couvertes par les corps de rue » (accord de couvertes avec surfaces)</text:span></text:p>
            <text:p><text:span text:style-name="T2">Première erreur typographique dans la définition de l’attribut « precisionPlanimetriqueIN » : « Intervalle de précision….. » Il manque la première lettre du mot.</text:span></text:p>
            <text:p><text:span text:style-name="T2">Seconde erreur typographique dans la définition de l’attribut « precisionPlanimetriqueIN » : « … pour ce qui concerne les surfaces non couvertes par les corps de rue » (accord de couvertes avec surfaces</text:span><text:span text:style-name="T2">)</text:span></text:p>
          </table:table-cell>
          <table:table-cell table:number-columns-repeated="1019"/>
        </table:table-row>
        <table:table-row table:style-name="ro15">
          <table:table-cell/>
          <table:table-cell office:value-type="string" calcext:value-type="string">
            <text:p>B.3.39. Types énumérés</text:p>
          </table:table-cell>
          <table:table-cell table:number-columns-repeated="2"/>
          <table:table-cell office:value-type="string" calcext:value-type="string">
            <text:p>Dans la liste « CategorieThematiquePCRSType », il faudrait rajouter la valeur « 10 » : « Réseau » (regroupement des objets de la famille des affleurants), comme cela est indiqué aux paragraphes « B.3.7. Classe d’objets HabillagePCRS » et « B.3.16. Classe d’objets ObjetVecteurPCRS »</text:p>
            <text:p>Dans la liste « NatureReseauPCRSType », le code qui a eté choisi pour la signalisation lumineuse tricolore peut préter à confusion avec le réseau ecletricité : « ELECTRIC » et « ELEC »</text:p>
            <text:p>Dans la liste « CatégorieMurPCRSType », il faudrait rajouter la valeur « 06 » : « Clôture sur socle »,</text:p>
          </table:table-cell>
          <table:table-cell table:number-columns-repeated="1019"/>
        </table:table-row>
        <table:table-row table:style-name="ro16" table:number-rows-repeated="1048553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09:06:58.727036832</meta:creation-date>
    <dc:date>2017-06-28T18:28:31.793441934</dc:date>
    <meta:editing-duration>PT8M26S</meta:editing-duration>
    <meta:editing-cycles>1</meta:editing-cycles>
    <meta:document-statistic meta:table-count="1" meta:cell-count="62" meta:object-count="0"/>
    <meta:generator>LibreOffice/5.3.1.2$Linux_X86_64 LibreOffice_project/30m0$Build-2</meta:generator>
  </office:meta>
</office:document-meta>
</file>